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22_10-06-06_000.jpg</text:p>
          </table:table-cell>
          <table:table-cell table:style-name="ce1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4-59.78 E-139-34-36.25</text:p>
          </table:table-cell>
          <table:table-cell table:style-name="ce27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22_12-07-01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4.0 E-139-34-56.41</text:p>
          </table:table-cell>
          <table:table-cell table:style-name="ce27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22_15-47-52_000.jpg</text:p>
          </table:table-cell>
          <table:table-cell table:style-name="ce15" office:value-type="string">
            <text:p>:m 東和 PHOTO / 191221sa / 学芸大学駅 / こぶしえん新築工事 / １名 / テクノキャリア（扶桑電気）（東亜建設工業） / 日報</text:p>
          </table:table-cell>
          <table:table-cell table:style-name="ce20"/>
          <table:table-cell table:style-name="ce3"/>
          <table:table-cell table:style-name="ce3" office:value-type="string">
            <text:p>N-35-35-28.82 E-139-34-49.65</text:p>
          </table:table-cell>
          <table:table-cell table:style-name="ce27" table:formula="of:=IF([.E4]=&quot;&quot;;[.C4];CONCATENATE([.C4];&quot; / &quot;;[.E4]))" office:value-type="string" office:string-value=":m 東和 PHOTO / 191221sa / 学芸大学駅 / こぶしえん新築工事 / １名 / テクノキャリア（扶桑電気）（東亜建設工業） / 日報">
            <text:p>:m 東和 PHOTO / 191221sa / 学芸大学駅 / こぶしえん新築工事 / １名 / テクノキャリア（扶桑電気）（東亜建設工業） / 日報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22_18-15-39_000.jpg</text:p>
          </table:table-cell>
          <table:table-cell table:style-name="ce15" office:value-type="string">
            <text:p>:m music / log / kb / || s.1:r-2,r,n-2(4)-3.n,score+,n-2(5)-1.n,score+,R=1 || s.2:f-15.n,patt-1(1).n,t.70,k.C,theme=cp~1-step-up-down;LH-movement,R=2,patt-1(1)-2.n,R=3</text:p>
          </table:table-cell>
          <table:table-cell table:style-name="ce19"/>
          <table:table-cell table:style-name="ce3"/>
          <table:table-cell table:style-name="ce3" office:value-type="string">
            <text:p>N-35-35-28.97 E-139-34-49.22</text:p>
          </table:table-cell>
          <table:table-cell table:style-name="ce27" table:formula="of:=IF([.E5]=&quot;&quot;;[.C5];CONCATENATE([.C5];&quot; / &quot;;[.E5]))" office:value-type="string" office:string-value=":m music / log / kb / || s.1:r-2,r,n-2(4)-3.n,score+,n-2(5)-1.n,score+,R=1 || s.2:f-15.n,patt-1(1).n,t.70,k.C,theme=cp~1-step-up-down;LH-movement,R=2,patt-1(1)-2.n,R=3">
            <text:p>:m music / log / kb / || s.1:r-2,r,n-2(4)-3.n,score+,n-2(5)-1.n,score+,R=1 || s.2:f-15.n,patt-1(1).n,t.70,k.C,theme=cp~1-step-up-down;LH-movement,R=2,patt-1(1)-2.n,R=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2-22_18-43-09_000.jpg</text:p>
          </table:table-cell>
          <table:table-cell table:style-name="ce15" office:value-type="string">
            <text:p>:m music / log / gt / || s.1:et-6(prev-1),r,t.85 || s.2:et-6,r,patt-27(4)-1,patt-27(4)-2,patt-27(4)-3.n,score+,for=flamenco:shuffle+percussion,R=1</text:p>
          </table:table-cell>
          <table:table-cell table:style-name="ce19"/>
          <table:table-cell table:style-name="ce3"/>
          <table:table-cell table:style-name="ce3" office:value-type="string">
            <text:p>N-35-35-28.88 E-139-34-49.43</text:p>
          </table:table-cell>
          <table:table-cell table:style-name="ce27" table:formula="of:=IF([.E6]=&quot;&quot;;[.C6];CONCATENATE([.C6];&quot; / &quot;;[.E6]))" office:value-type="string" office:string-value=":m music / log / gt / || s.1:et-6(prev-1),r,t.85 || s.2:et-6,r,patt-27(4)-1,patt-27(4)-2,patt-27(4)-3.n,score+,for=flamenco:shuffle+percussion,R=1">
            <text:p>:m music / log / gt / || s.1:et-6(prev-1),r,t.85 || s.2:et-6,r,patt-27(4)-1,patt-27(4)-2,patt-27(4)-3.n,score+,for=flamenco:shuffle+percussion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22_20-50-38_000.jpg</text:p>
          </table:table-cell>
          <table:table-cell table:style-name="ce15" office:value-type="string">
            <text:p>:m 食べた物</text:p>
          </table:table-cell>
          <table:table-cell table:style-name="ce12"/>
          <table:table-cell table:style-name="ce3"/>
          <table:table-cell table:style-name="ce3" office:value-type="string">
            <text:p>N-35-35-28.4 E-139-34-49.16</text:p>
          </table:table-cell>
          <table:table-cell table:style-name="ce27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23_00-24-44_000.jpg</text:p>
          </table:table-cell>
          <table:table-cell table:style-name="ce14" office:value-type="string">
            <text:p>:m :PHOTO 寝た時刻 / 2019</text:p>
          </table:table-cell>
          <table:table-cell table:style-name="ce14"/>
          <table:table-cell table:style-name="ce3"/>
          <table:table-cell table:style-name="ce3" office:value-type="string">
            <text:p>N-35-35-28.89 E-139-34-49.11</text:p>
          </table:table-cell>
          <table:table-cell table:style-name="ce27" table:formula="of:=IF([.E8]=&quot;&quot;;[.C8];CONCATENATE([.C8];&quot; / &quot;;[.E8]))" office:value-type="string" office:string-value=":m :PHOTO 寝た時刻 / 2019">
            <text:p>:m :PHOTO 寝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23_06-22-53_000.jpg</text:p>
          </table:table-cell>
          <table:table-cell table:style-name="ce15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93 E-139-34-50.81</text:p>
          </table:table-cell>
          <table:table-cell table:style-name="ce27" table:formula="of:=IF([.E9]=&quot;&quot;;[.C9];CONCATENATE([.C9];&quot; / &quot;;[.E9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23_08-05-06_000.jpg</text:p>
          </table:table-cell>
          <table:table-cell table:style-name="ce15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4.44 E-139-34-56.52</text:p>
          </table:table-cell>
          <table:table-cell table:style-name="ce27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8-10_22-14-21_000.m4a</text:p>
          </table:table-cell>
          <table:table-cell table:style-name="ce14" office:value-type="string">
            <text:p>:VOICE-MEMO / @ペガスス / record / insects / 虫の声</text:p>
          </table:table-cell>
          <table:table-cell table:style-name="ce12"/>
          <table:table-cell table:style-name="ce3"/>
          <table:table-cell table:style-name="ce3"/>
          <table:table-cell table:style-name="ce27" table:formula="of:=IF([.E11]=&quot;&quot;;[.C11];CONCATENATE([.C11];&quot; / &quot;;[.E11]))" office:value-type="string" office:string-value=":VOICE-MEMO / @ペガスス / record / insects / 虫の声">
            <text:p>:VOICE-MEMO / @ペガスス / record / insects / 虫の声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8-11_18-07-17_000.m4a</text:p>
          </table:table-cell>
          <table:table-cell table:style-name="ce6" office:value-type="string">
            <text:p>:VOICE-MEMO / @自室 / 記録 / guitar,gt / g-0811-1 / id=f-6,k.E,R=1</text:p>
          </table:table-cell>
          <table:table-cell table:style-name="ce14"/>
          <table:table-cell table:style-name="ce3"/>
          <table:table-cell table:style-name="ce3"/>
          <table:table-cell table:style-name="ce27" table:formula="of:=IF([.E12]=&quot;&quot;;[.C12];CONCATENATE([.C12];&quot; / &quot;;[.E12]))" office:value-type="string" office:string-value=":VOICE-MEMO / @自室 / 記録 / guitar,gt / g-0811-1 / id=f-6,k.E,R=1">
            <text:p>:VOICE-MEMO / @自室 / 記録 / guitar,gt / g-0811-1 / id=f-6,k.E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8-11_18-24-07_000.m4a</text:p>
          </table:table-cell>
          <table:table-cell table:style-name="ce6" office:value-type="string">
            <text:p>:VOICE-MEMO / @自室 / 記録 / guitar,gt / g-0811-2 / continue-R.1,R=2</text:p>
          </table:table-cell>
          <table:table-cell table:style-name="ce15"/>
          <table:table-cell table:style-name="ce3"/>
          <table:table-cell table:style-name="ce3"/>
          <table:table-cell table:style-name="ce27" table:formula="of:=IF([.E13]=&quot;&quot;;[.C13];CONCATENATE([.C13];&quot; / &quot;;[.E13]))" office:value-type="string" office:string-value=":VOICE-MEMO / @自室 / 記録 / guitar,gt / g-0811-2 / continue-R.1,R=2">
            <text:p>:VOICE-MEMO / @自室 / 記録 / guitar,gt / g-0811-2 / continue-R.1,R=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11_18-38-16_000.m4a</text:p>
          </table:table-cell>
          <table:table-cell table:style-name="ce6" office:value-type="string">
            <text:p>:VOICE-MEMO / @自室 / 記録 / guitar,gt / g-0811-3 / rs-2,blues-like,harmony,R=3</text:p>
          </table:table-cell>
          <table:table-cell table:style-name="ce19"/>
          <table:table-cell table:style-name="ce3"/>
          <table:table-cell table:style-name="ce3"/>
          <table:table-cell table:style-name="ce27" table:formula="of:=IF([.E14]=&quot;&quot;;[.C14];CONCATENATE([.C14];&quot; / &quot;;[.E14]))" office:value-type="string" office:string-value=":VOICE-MEMO / @自室 / 記録 / guitar,gt / g-0811-3 / rs-2,blues-like,harmony,R=3">
            <text:p>:VOICE-MEMO / @自室 / 記録 / guitar,gt / g-0811-3 / rs-2,blues-like,harmony,R=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13_17-26-44_000.m4a</text:p>
          </table:table-cell>
          <table:table-cell table:style-name="ce6" office:value-type="string">
            <text:p>:VOICE-MEMO / @自室 / 記録 / guitar,gt / g-0813-1 / harmony,id=hm-2,note=B-D-A:1-3-7,R=1</text:p>
          </table:table-cell>
          <table:table-cell table:style-name="ce14"/>
          <table:table-cell table:style-name="ce3"/>
          <table:table-cell table:style-name="ce3"/>
          <table:table-cell table:style-name="ce27" table:formula="of:=IF([.E15]=&quot;&quot;;[.C15];CONCATENATE([.C15];&quot; / &quot;;[.E15]))" office:value-type="string" office:string-value=":VOICE-MEMO / @自室 / 記録 / guitar,gt / g-0813-1 / harmony,id=hm-2,note=B-D-A:1-3-7,R=1">
            <text:p>:VOICE-MEMO / @自室 / 記録 / guitar,gt / g-0813-1 / harmony,id=hm-2,note=B-D-A:1-3-7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8-13_17-36-08_000.m4a</text:p>
          </table:table-cell>
          <table:table-cell table:style-name="ce6" office:value-type="string">
            <text:p>:VOICE-MEMO / @自室 / 記録 / guitar,gt / g-0813-2 / res,rock-like,R=2,id=rs-4</text:p>
          </table:table-cell>
          <table:table-cell table:style-name="ce15"/>
          <table:table-cell table:style-name="ce3"/>
          <table:table-cell table:style-name="ce3"/>
          <table:table-cell table:style-name="ce27" table:formula="of:=IF([.E16]=&quot;&quot;;[.C16];CONCATENATE([.C16];&quot; / &quot;;[.E16]))" office:value-type="string" office:string-value=":VOICE-MEMO / @自室 / 記録 / guitar,gt / g-0813-2 / res,rock-like,R=2,id=rs-4">
            <text:p>:VOICE-MEMO / @自室 / 記録 / guitar,gt / g-0813-2 / res,rock-like,R=2,id=rs-4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8-13_17-40-04_000.m4a</text:p>
          </table:table-cell>
          <table:table-cell table:style-name="ce6" office:value-type="string">
            <text:p>:VOICE-MEMO / @自室 / 記録 / guitar,gt / g-0813-3 / id=f-7,k.E,R=3,blues-like</text:p>
          </table:table-cell>
          <table:table-cell table:style-name="ce15"/>
          <table:table-cell table:style-name="ce3"/>
          <table:table-cell table:style-name="ce3"/>
          <table:table-cell table:style-name="ce27" table:formula="of:=IF([.E17]=&quot;&quot;;[.C17];CONCATENATE([.C17];&quot; / &quot;;[.E17]))" office:value-type="string" office:string-value=":VOICE-MEMO / @自室 / 記録 / guitar,gt / g-0813-3 / id=f-7,k.E,R=3,blues-like">
            <text:p>:VOICE-MEMO / @自室 / 記録 / guitar,gt / g-0813-3 / id=f-7,k.E,R=3,blues-like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8-13_17-49-28_000.m4a</text:p>
          </table:table-cell>
          <table:table-cell table:style-name="ce6" office:value-type="string">
            <text:p>:VOICE-MEMO / @自室 / 記録 / guitar,gt / g-0813-4 / id=f-7:var-1,R=4</text:p>
          </table:table-cell>
          <table:table-cell table:style-name="ce12"/>
          <table:table-cell table:style-name="ce3"/>
          <table:table-cell table:style-name="ce3"/>
          <table:table-cell table:style-name="ce27" table:formula="of:=IF([.E18]=&quot;&quot;;[.C18];CONCATENATE([.C18];&quot; / &quot;;[.E18]))" office:value-type="string" office:string-value=":VOICE-MEMO / @自室 / 記録 / guitar,gt / g-0813-4 / id=f-7:var-1,R=4">
            <text:p>:VOICE-MEMO / @自室 / 記録 / guitar,gt / g-0813-4 / id=f-7:var-1,R=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8-13_17-57-14_000.m4a</text:p>
          </table:table-cell>
          <table:table-cell table:style-name="ce6" office:value-type="string">
            <text:p>:VOICE-MEMO / @自室 / 記録 / guitar,gt / g-0813-5 / id=hn-1(N),R=5,capo.4,k.G#,str-1:2:3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OICE-MEMO / @自室 / 記録 / guitar,gt / g-0813-5 / id=hn-1(N),R=5,capo.4,k.G#,str-1:2:3">
            <text:p>:VOICE-MEMO / @自室 / 記録 / guitar,gt / g-0813-5 / id=hn-1(N),R=5,capo.4,k.G#,str-1:2: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8-13_22-52-57_000.m4a</text:p>
          </table:table-cell>
          <table:table-cell table:style-name="ce6" office:value-type="string">
            <text:p>:VOICE-MEMO / @自宅 / diary / 記録 / やっていること / 水を沸かす、氷を作る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宅 / diary / 記録 / やっていること / 水を沸かす、氷を作る">
            <text:p>:VOICE-MEMO / @自宅 / diary / 記録 / やっていること / 水を沸かす、氷を作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22_09-52-19_000.m4a</text:p>
          </table:table-cell>
          <table:table-cell table:style-name="ce14" office:value-type="string">
            <text:p>:VOICE-MEMO / @自宅 / 思うこと / 鰥寡孤独、どっちを選ぶか、どちらも嫌だ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OICE-MEMO / @自宅 / 思うこと / 鰥寡孤独、どっちを選ぶか、どちらも嫌だ">
            <text:p>:VOICE-MEMO / @自宅 / 思うこと / 鰥寡孤独、どっちを選ぶか、どちらも嫌だ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22_17-52-21_000.mov</text:p>
          </table:table-cell>
          <table:table-cell table:style-name="ce6" office:value-type="string">
            <text:p>:VIDEO / @自宅 / メモ / kb,keyboard / 演奏、play / k-1222-1 / r-2,r,n-2(4)-3.n,score+,n-2(5)-1.n,score+,R=1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IDEO / @自宅 / メモ / kb,keyboard / 演奏、play / k-1222-1 / r-2,r,n-2(4)-3.n,score+,n-2(5)-1.n,score+,R=1">
            <text:p>:VIDEO / @自宅 / メモ / kb,keyboard / 演奏、play / k-1222-1 / r-2,r,n-2(4)-3.n,score+,n-2(5)-1.n,score+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22_18-02-54_000.mov</text:p>
          </table:table-cell>
          <table:table-cell table:style-name="ce6" office:value-type="string">
            <text:p>:VIDEO / @自宅 / メモ / kb,keyboard / 演奏、play / k-1222-2 / f-15.n,patt-1(1).n,t.70,k.C,theme=cp~1-step-up-down;LH-movement,R=2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IDEO / @自宅 / メモ / kb,keyboard / 演奏、play / k-1222-2 / f-15.n,patt-1(1).n,t.70,k.C,theme=cp~1-step-up-down;LH-movement,R=2">
            <text:p>:VIDEO / @自宅 / メモ / kb,keyboard / 演奏、play / k-1222-2 / f-15.n,patt-1(1).n,t.70,k.C,theme=cp~1-step-up-down;LH-movement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22_18-04-31_000.mov</text:p>
          </table:table-cell>
          <table:table-cell table:style-name="ce6" office:value-type="string">
            <text:p>:VIDEO / @自宅 / メモ / kb,keyboard / 演奏、play / k-1222-3 / f-15.n,theme=cp~1-step-up-down;LH-movement,patt-1(1)-2.n,R=3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IDEO / @自宅 / メモ / kb,keyboard / 演奏、play / k-1222-3 / f-15.n,theme=cp~1-step-up-down;LH-movement,patt-1(1)-2.n,R=3">
            <text:p>:VIDEO / @自宅 / メモ / kb,keyboard / 演奏、play / k-1222-3 / f-15.n,theme=cp~1-step-up-down;LH-movement,patt-1(1)-2.n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22_18-36-26_000.mov</text:p>
          </table:table-cell>
          <table:table-cell table:style-name="ce6" office:value-type="string">
            <text:p>:VIDEO / @自宅 / メモ / guitar,gt / 演奏、play / g-1222-1 / s.2:et-6,r,patt-27(4)-3.n,score+,for=flamenco:shuffle+percussion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string" office:string-value=":VIDEO / @自宅 / メモ / guitar,gt / 演奏、play / g-1222-1 / s.2:et-6,r,patt-27(4)-3.n,score+,for=flamenco:shuffle+percussion,R=1">
            <text:p>:VIDEO / @自宅 / メモ / guitar,gt / 演奏、play / g-1222-1 / s.2:et-6,r,patt-27(4)-3.n,score+,for=flamenco:shuffle+percussion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3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3"/>
          <table:table-cell table:style-name="ce14"/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45">
            <text:p>45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5">
            <text:p>25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5">
            <text:p>25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5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5])" office:value-type="float" office:value="24">
            <text:p>24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2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5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5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5];[.B25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5];[.B25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2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0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2019/12/23</text:date>, <text:time>09:18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23T09:18:56.12</dc:date>
    <dc:creator>iwabuchi ken</dc:creator>
    <meta:editing-duration>P15DT58M50S</meta:editing-duration>
    <meta:editing-cycles>6025</meta:editing-cycles>
    <meta:document-statistic meta:table-count="1" meta:cell-count="760" meta:object-count="0"/>
  </office:meta>
</office:document-meta>
</file>